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9.9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54.1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41mm"/>
    </style:style>
    <style:style style:name="co7" style:family="table-column">
      <style:table-column-properties fo:break-before="auto" style:column-width="37.11mm"/>
    </style:style>
    <style:style style:name="co8" style:family="table-column">
      <style:table-column-properties fo:break-before="auto" style:column-width="35.95mm"/>
    </style:style>
    <style:style style:name="co9" style:family="table-column">
      <style:table-column-properties fo:break-before="auto" style:column-width="36.21mm"/>
    </style:style>
    <style:style style:name="co10" style:family="table-column">
      <style:table-column-properties fo:break-before="auto" style:column-width="44.66mm"/>
    </style:style>
    <style:style style:name="co11" style:family="table-column">
      <style:table-column-properties fo:break-before="auto" style:column-width="51.01mm"/>
    </style:style>
    <style:style style:name="co12" style:family="table-column">
      <style:table-column-properties fo:break-before="auto" style:column-width="26.69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76mm"/>
    </style:style>
    <style:style style:name="co15" style:family="table-column">
      <style:table-column-properties fo:break-before="auto" style:column-width="27.31mm"/>
    </style:style>
    <style:style style:name="co16" style:family="table-column">
      <style:table-column-properties fo:break-before="auto" style:column-width="29.14mm"/>
    </style:style>
    <style:style style:name="co17" style:family="table-column">
      <style:table-column-properties fo:break-before="auto" style:column-width="55.54mm"/>
    </style:style>
    <style:style style:name="co18" style:family="table-column">
      <style:table-column-properties fo:break-before="auto" style:column-width="33.76mm"/>
    </style:style>
    <style:style style:name="co19" style:family="table-column">
      <style:table-column-properties fo:break-before="auto" style:column-width="50.0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04"/>
    <style:style style:name="ce2" style:family="table-cell" style:parent-style-name="Default" style:data-style-name="N11"/>
    <style:style style:name="ce3" style:family="table-cell" style:parent-style-name="Default">
      <style:table-cell-properties fo:border-bottom="none" fo:border-left="none" fo:border-right="none" fo:border-top="0.74pt solid #000000"/>
    </style:style>
    <style:style style:name="ce4" style:family="table-cell" style:parent-style-name="Default" style:data-style-name="N104">
      <style:table-cell-properties fo:border-bottom="none" fo:border-left="none" fo:border-right="none" fo:border-top="0.74pt solid #000000"/>
    </style:style>
    <style:style style:name="ce5" style:family="table-cell" style:parent-style-name="Default" style:data-style-name="N3"/>
    <style:style style:name="ce6" style:family="table-cell" style:parent-style-name="Default">
      <style:table-cell-properties fo:background-color="#3399ff"/>
    </style:style>
    <style:style style:name="ce7" style:family="table-cell" style:parent-style-name="Default" style:data-style-name="N104">
      <style:table-cell-properties fo:background-color="#3399ff"/>
    </style:style>
    <style:style style:name="ce8" style:family="table-cell" style:parent-style-name="Default" style:data-style-name="N104">
      <style:table-cell-properties fo:border-bottom="none" fo:background-color="#3399ff" fo:border-left="none" fo:border-right="none" fo:border-top="0.74pt solid #000000"/>
    </style:style>
    <style:style style:name="ce9" style:family="table-cell" style:parent-style-name="Default">
      <style:table-cell-properties fo:border-bottom="none" fo:border-left="2.01pt solid #000000" fo:border-right="none" fo:border-top="none"/>
    </style:style>
    <style:style style:name="ce10" style:family="table-cell" style:parent-style-name="Default" style:data-style-name="N3">
      <style:table-cell-properties fo:border-bottom="none" fo:border-left="2.01pt solid #000000" fo:border-right="none" fo:border-top="none"/>
    </style:style>
    <style:style style:name="ce11" style:family="table-cell" style:parent-style-name="Default" style:data-style-name="N0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 Stats (*0)&quot;;&quot;Market Price Sales Only (*1)&quot;;&quot;Balance Sheets Only (*2)&quot;;&quot;Market Price Sales and Balance Sheet (*3)&quot;;&quot;Market Research Only (*4)&quot;;&quot;Market Price Sales and Market Research (*5)&quot;;&quot;Balance Sheets and Market Research (*6)&quot;;&quot;Market Price Sales, Balance Sheet, Market Research (*7)&quot;)" table:allow-empty-cell="true" table:display-list="unsorted" table:base-cell-address="Decision.B25">
          <table:error-message table:message-type="stop" table:display="true"/>
        </table:content-validation>
        <table:content-validation table:name="val2" table:condition="of:cell-content-is-in-list(&quot;Purchase (£65,000 per 10,000)&quot;;&quot;De-comission&quot;;&quot;Neither&quot;)" table:allow-empty-cell="true" table:display-list="unsorted" table:base-cell-address="Decision.B26">
          <table:error-message table:message-type="stop" table:display="true"/>
        </table:content-validation>
        <table:content-validation table:name="val3" table:condition="of:cell-content-is-in-list(&quot;Apply&quot;;&quot;Repay&quot;;&quot;Neither&quot;)" table:allow-empty-cell="true" table:display-list="unsorted" table:base-cell-address="Decision.B35">
          <table:error-message table:message-type="stop" table:display="true"/>
        </table:content-validation>
      </table:content-validations>
      <table:table table:name="Update 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Data for Next period</text:p>
          </table:table-cell>
          <table:table-cell table:number-columns-repeated="3"/>
          <table:table-cell office:value-type="string" calcext:value-type="string">
            <text:p>Price per unit</text:p>
          </table:table-cell>
          <table:table-cell/>
          <table:table-cell office:value-type="string" calcext:value-type="string">
            <text:p>Alpha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apacity Units Available: </text:p>
          </table:table-cell>
          <table:table-cell office:value-type="float" office:value="550000" calcext:value-type="float">
            <text:p>550000</text:p>
          </table:table-cell>
          <table:table-cell/>
          <table:table-cell office:value-type="string" calcext:value-type="string">
            <text:p>Labour</text:p>
          </table:table-cell>
          <table:table-cell office:value-type="float" office:value="17.87" calcext:value-type="float">
            <text:p>17.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duction Fixed Costs: </text:p>
          </table:table-cell>
          <table:table-cell table:style-name="ce1" office:value-type="currency" office:currency="GBP" office:value="3300000" calcext:value-type="currency">
            <text:p>£3,300,000.00</text:p>
          </table:table-cell>
          <table:table-cell table:style-name="ce1"/>
          <table:table-cell office:value-type="string" calcext:value-type="string">
            <text:p>Material</text:p>
          </table:table-cell>
          <table:table-cell office:value-type="float" office:value="8.35" calcext:value-type="float">
            <text:p>8.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duct Development Product Alpha: 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/>
          <table:table-cell office:value-type="string" calcext:value-type="string">
            <text:p>Warehouse Standard cost</text:p>
          </table:table-cell>
          <table:table-cell office:value-type="float" office:value="50000" calcext:value-type="float">
            <text:p>5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 Development Product Delta: </text:p>
          </table:table-cell>
          <table:table-cell table:style-name="ce2" office:value-type="percentage" office:value="0.05" calcext:value-type="percentage">
            <text:p>5.00%</text:p>
          </table:table-cell>
          <table:table-cell table:style-name="ce2"/>
          <table:table-cell office:value-type="string" calcext:value-type="string">
            <text:p>Warehousing Costs per 100 unit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act - Product Alpha: </text:p>
          </table:table-cell>
          <table:table-cell office:value-type="string" calcext:value-type="string">
            <text:p>0 units</text:p>
          </table:table-cell>
          <table:table-cell/>
          <table:table-cell office:value-type="string" calcext:value-type="string">
            <text:p>Packaging Cos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act - Product Delta: </text:p>
          </table:table-cell>
          <table:table-cell office:value-type="string" calcext:value-type="string">
            <text:p>70,000 units</text:p>
          </table:table-cell>
          <table:table-cell/>
          <table:table-cell office:value-type="string" calcext:value-type="string">
            <text:p>Buying Into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um Loan:</text:p>
          </table:table-cell>
          <table:table-cell table:style-name="ce1" office:value-type="currency" office:currency="GBP" office:value="25000000" calcext:value-type="currency">
            <text:p>£25,000,000.00</text:p>
          </table:table-cell>
          <table:table-cell table:style-name="ce1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roduction Capacity</text:p>
          </table:table-cell>
          <table:table-cell office:value-type="float" office:value="550000" calcext:value-type="float">
            <text:p>55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lance now available: </text:p>
          </table:table-cell>
          <table:table-cell table:style-name="ce1" office:value-type="currency" office:currency="GBP" office:value="13000000" calcext:value-type="currency">
            <text:p>£13,000,000.00</text:p>
          </table:table-cell>
          <table:table-cell table:style-name="ce1"/>
          <table:table-cell office:value-type="string" calcext:value-type="string">
            <text:p>Price chang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</text:p>
          </table:table-cell>
          <table:table-cell office:value-type="string" calcext:value-type="string">
            <text:p>£0 Tax next period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x on Losses Carried Forward</text:p>
          </table:table-cell>
          <table:table-cell table:style-name="ce1" office:value-type="currency" office:currency="GBP" office:value="0" calcext:value-type="currency">
            <text:p>£0.00</text:p>
          </table:table-cell>
          <table:table-cell table:style-name="ce1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urrent Loan</text:p>
          </table:table-cell>
          <table:table-cell office:value-type="float" office:value="12000000" calcext:value-type="float">
            <text:p>12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 Image - Product Alpha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nk Interest Rate</text:p>
          </table:table-cell>
          <table:table-cell table:style-name="ce2" office:value-type="percentage" office:value="0.08" calcext:value-type="percentage">
            <text:p>8.00%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ax Rate (every 2 real weeks)</text:p>
          </table:table-cell>
          <table:table-cell table:style-name="ce2" office:value-type="percentage" office:value="0.21" calcext:value-type="percentage">
            <text:p>21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 Image - Product Delta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d Debts</text:p>
          </table:table-cell>
          <table:table-cell table:style-name="ce2" office:value-type="percentage" office:value="0.05" calcext:value-type="percentage">
            <text:p>5.00%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petitor Info price per category:</text:p>
          </table:table-cell>
          <table:table-cell table:style-name="ce1" office:value-type="currency" office:currency="GBP" office:value="10000" calcext:value-type="currency">
            <text:p>£10,000.0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Our Decision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Units Made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Produciton Co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lta </text:p>
          </table:table-cell>
          <table:table-cell table:number-columns-repeated="7"/>
        </table:table-row>
      </table:table>
      <table:table table:name="Production" table:style-name="ta1"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Selling Price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Product Development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Product Development</text:p>
          </table:table-cell>
          <table:table-cell table:style-name="ce6"/>
          <table:table-cell/>
        </table:table-row>
        <table:table-row table:style-name="ro1">
          <table:table-cell table:number-columns-repeated="4"/>
          <table:table-cell table:style-name="ce6" table:number-columns-repeated="3"/>
          <table:table-cell/>
        </table:table-row>
        <table:table-row table:style-name="ro1">
          <table:table-cell office:value-type="string" calcext:value-type="string">
            <text:p>AW</text:p>
          </table:table-cell>
          <table:table-cell table:style-name="ce1" office:value-type="currency" office:currency="GBP" office:value="52" calcext:value-type="currency">
            <text:p>£52.00</text:p>
          </table:table-cell>
          <table:table-cell table:style-name="ce1" office:value-type="currency" office:currency="GBP" office:value="200000" calcext:value-type="currency">
            <text:p>£200,000.00</text:p>
          </table:table-cell>
          <table:table-cell table:style-name="ce1" office:value-type="currency" office:currency="GBP" office:value="100000" calcext:value-type="currency" table:number-columns-spanned="1" table:number-rows-spanned="3">
            <text:p>£100,000.00</text:p>
          </table:table-cell>
          <table:table-cell table:style-name="ce7" office:value-type="currency" office:currency="GBP" office:value="1600000" calcext:value-type="currency">
            <text:p>£1,600,000.00</text:p>
          </table:table-cell>
          <table:table-cell table:style-name="ce7" office:value-type="currency" office:currency="GBP" office:value="800000" calcext:value-type="currency" table:number-columns-spanned="1" table:number-rows-spanned="3">
            <text:p>£800,000.00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AI</text:p>
          </table:table-cell>
          <table:table-cell table:style-name="ce1" office:value-type="currency" office:currency="GBP" office:value="46" calcext:value-type="currency">
            <text:p>£46.00</text:p>
          </table:table-cell>
          <table:table-cell table:style-name="ce1" office:value-type="currency" office:currency="GBP" office:value="180000" calcext:value-type="currency">
            <text:p>£180,000.00</text:p>
          </table:table-cell>
          <table:covered-table-cell table:style-name="ce1"/>
          <table:table-cell table:style-name="ce7" office:value-type="currency" office:currency="GBP" office:value="1440000" calcext:value-type="currency">
            <text:p>£1,440,000.00</text:p>
          </table:table-cell>
          <table:covered-table-cell table:style-name="ce7"/>
          <table:table-cell table:style-name="ce7"/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table:style-name="ce1" office:value-type="currency" office:currency="GBP" office:value="0" calcext:value-type="currency">
            <text:p>£0.00</text:p>
          </table:table-cell>
          <table:table-cell table:style-name="ce1"/>
          <table:covered-table-cell table:style-name="ce1"/>
          <table:table-cell table:style-name="ce7"/>
          <table:covered-table-cell table:style-name="ce7"/>
          <table:table-cell table:style-name="ce7"/>
          <table:table-cell/>
        </table:table-row>
        <table:table-row table:style-name="ro1">
          <table:table-cell table:style-name="ce3" office:value-type="string" calcext:value-type="string">
            <text:p>DI</text:p>
          </table:table-cell>
          <table:table-cell table:style-name="ce4" office:value-type="currency" office:currency="GBP" office:value="78" calcext:value-type="currency">
            <text:p>£78.00</text:p>
          </table:table-cell>
          <table:table-cell table:style-name="ce4" office:value-type="currency" office:currency="GBP" office:value="300000" calcext:value-type="currency">
            <text:p>£300,000.00</text:p>
          </table:table-cell>
          <table:table-cell table:style-name="ce4" office:value-type="currency" office:currency="GBP" office:value="300000" calcext:value-type="currency" table:number-columns-spanned="1" table:number-rows-spanned="2">
            <text:p>£300,000.00</text:p>
          </table:table-cell>
          <table:table-cell table:style-name="ce8" office:value-type="currency" office:currency="GBP" office:value="2400000" calcext:value-type="currency">
            <text:p>£2,400,000.00</text:p>
          </table:table-cell>
          <table:table-cell table:style-name="ce8" office:value-type="currency" office:currency="GBP" office:value="2400000" calcext:value-type="currency" table:number-columns-spanned="1" table:number-rows-spanned="2">
            <text:p>£2,400,000.00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DC</text:p>
          </table:table-cell>
          <table:table-cell table:style-name="ce1" office:value-type="currency" office:currency="GBP" office:value="0" calcext:value-type="currency">
            <text:p>£0.00</text:p>
          </table:table-cell>
          <table:table-cell table:style-name="ce1"/>
          <table:covered-table-cell table:style-name="ce1"/>
          <table:table-cell table:style-name="ce7"/>
          <table:covered-table-cell table:style-name="ce7"/>
          <table:table-cell table:style-name="ce7"/>
          <table:table-cell/>
        </table:table-row>
        <table:table-row table:style-name="ro1">
          <table:table-cell table:number-columns-repeated="4"/>
          <table:table-cell table:style-name="ce6" table:number-columns-repeated="3"/>
          <table:table-cell/>
        </table:table-row>
        <table:table-row table:style-name="ro1">
          <table:table-cell office:value-type="string" calcext:value-type="string">
            <text:p>Material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Unit Cos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/Forward</text:p>
          </table:table-cell>
          <table:table-cell table:style-name="ce5" office:value-type="float" office:value="113000" calcext:value-type="float">
            <text:p>113,000</text:p>
          </table:table-cell>
          <table:table-cell table:style-name="ce1" office:value-type="currency" office:currency="GBP" office:value="963000" calcext:value-type="currency">
            <text:p>£963,000.00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Purchases</text:p>
          </table:table-cell>
          <table:table-cell table:style-name="ce5" office:value-type="float" office:value="600000" calcext:value-type="float">
            <text:p>600,000</text:p>
          </table:table-cell>
          <table:table-cell table:style-name="ce1" office:value-type="currency" office:currency="GBP" office:value="5010000" calcext:value-type="currency">
            <text:p>£5,010,000.00</text:p>
          </table:table-cell>
          <table:table-cell table:style-name="ce1" office:value-type="currency" office:currency="GBP" office:value="8.35" calcext:value-type="currency">
            <text:p>£8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 Total</text:p>
          </table:table-cell>
          <table:table-cell table:style-name="ce5" table:formula="of:=[.B14]+[.B15]" office:value-type="float" office:value="713000" calcext:value-type="float">
            <text:p>713,000</text:p>
          </table:table-cell>
          <table:table-cell table:style-name="ce1" office:value-type="currency" office:currency="GBP" office:value="5973000" calcext:value-type="currency">
            <text:p>£5,973,000.00</text:p>
          </table:table-cell>
          <table:table-cell table:style-name="ce1" table:formula="of:=[.C16]/[.B16]" office:value-type="currency" office:currency="GBP" office:value="8.37727910238429" calcext:value-type="currency">
            <text:p>£8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d</text:p>
          </table:table-cell>
          <table:table-cell table:style-name="ce5" office:value-type="float" office:value="550000" calcext:value-type="float">
            <text:p>550,000</text:p>
          </table:table-cell>
          <table:table-cell table:style-name="ce1" office:value-type="currency" office:currency="GBP" office:value="4607500" calcext:value-type="currency">
            <text:p>£4,607,500.00</text:p>
          </table:table-cell>
          <table:table-cell table:style-name="ce1" table:formula="of:=[.C17]/[.B17]" office:value-type="currency" office:currency="GBP" office:value="8.37727272727273" calcext:value-type="currency">
            <text:p>£8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/Forward</text:p>
          </table:table-cell>
          <table:table-cell table:style-name="ce5" table:formula="of:=[.B16]-[.B17]" office:value-type="float" office:value="163000" calcext:value-type="float">
            <text:p>163,000</text:p>
          </table:table-cell>
          <table:table-cell table:style-name="ce1" table:formula="of:=[.C16]-[.C17]" office:value-type="currency" office:currency="GBP" office:value="1365500" calcext:value-type="currency">
            <text:p>£1,365,500.00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roducts</text:p>
          </table:table-cell>
          <table:table-cell office:value-type="string" calcext:value-type="string" table:number-columns-spanned="3" table:number-rows-spanned="1">
            <text:p>Alpha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Delta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Unit Cost</text:p>
          </table:table-cell>
          <table:table-cell table:style-name="ce9" office:value-type="string" calcext:value-type="string">
            <text:p>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Unit Cost</text:p>
          </table:table-cell>
          <table:table-cell/>
        </table:table-row>
        <table:table-row table:style-name="ro1">
          <table:table-cell table:number-columns-repeated="4"/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B/Forward</text:p>
          </table:table-cell>
          <table:table-cell table:style-name="ce5" office:value-type="float" office:value="16000" calcext:value-type="float">
            <text:p>16,000</text:p>
          </table:table-cell>
          <table:table-cell table:style-name="ce1" office:value-type="currency" office:currency="GBP" office:value="422950" calcext:value-type="currency">
            <text:p>£422,950.00</text:p>
          </table:table-cell>
          <table:table-cell table:style-name="ce1"/>
          <table:table-cell table:style-name="ce10" office:value-type="float" office:value="30300" calcext:value-type="float">
            <text:p>30,300</text:p>
          </table:table-cell>
          <table:table-cell table:style-name="ce1" office:value-type="currency" office:currency="GBP" office:value="1599470" calcext:value-type="currency">
            <text:p>£1,599,470.00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Production</text:p>
          </table:table-cell>
          <table:table-cell table:style-name="ce5" office:value-type="float" office:value="300000" calcext:value-type="float">
            <text:p>300,000</text:p>
          </table:table-cell>
          <table:table-cell table:style-name="ce1" office:value-type="currency" office:currency="GBP" office:value="7875000" calcext:value-type="currency">
            <text:p>£7,875,000.00</text:p>
          </table:table-cell>
          <table:table-cell table:style-name="ce1" table:formula="of:=[.C24]/[.B24]" office:value-type="currency" office:currency="GBP" office:value="26.25" calcext:value-type="currency">
            <text:p>£26.25</text:p>
          </table:table-cell>
          <table:table-cell table:style-name="ce10" office:value-type="float" office:value="125000" calcext:value-type="float">
            <text:p>125,000</text:p>
          </table:table-cell>
          <table:table-cell table:style-name="ce1" office:value-type="currency" office:currency="GBP" office:value="6562500" calcext:value-type="currency">
            <text:p>£6,562,500.00</text:p>
          </table:table-cell>
          <table:table-cell table:style-name="ce1" table:formula="of:=[.F24]/[.E24]" office:value-type="currency" office:currency="GBP" office:value="52.5" calcext:value-type="currency">
            <text:p>£52.50</text:p>
          </table:table-cell>
          <table:table-cell table:style-name="ce1"/>
        </table:table-row>
        <table:table-row table:style-name="ro1">
          <table:table-cell office:value-type="string" calcext:value-type="string">
            <text:p>Sub Total</text:p>
          </table:table-cell>
          <table:table-cell table:style-name="ce5" table:formula="of:=[.B23]+[.B24]" office:value-type="float" office:value="316000" calcext:value-type="float">
            <text:p>316,000</text:p>
          </table:table-cell>
          <table:table-cell table:style-name="ce1" office:value-type="currency" office:currency="GBP" office:value="8297950" calcext:value-type="currency">
            <text:p>£8,297,950.00</text:p>
          </table:table-cell>
          <table:table-cell table:style-name="ce1" table:formula="of:=[.C25]/[.B25]" office:value-type="currency" office:currency="GBP" office:value="26.259335443038" calcext:value-type="currency">
            <text:p>£26.26</text:p>
          </table:table-cell>
          <table:table-cell table:style-name="ce10" table:formula="of:=[.E24]+[.E23]" office:value-type="float" office:value="155300" calcext:value-type="float">
            <text:p>155,300</text:p>
          </table:table-cell>
          <table:table-cell table:style-name="ce1" table:formula="of:=[.F23]+[.F24]" office:value-type="currency" office:currency="GBP" office:value="8161970" calcext:value-type="currency">
            <text:p>£8,161,970.00</text:p>
          </table:table-cell>
          <table:table-cell table:style-name="ce1" table:formula="of:=[.F25]/[.E25]" office:value-type="currency" office:currency="GBP" office:value="52.5561493882807" calcext:value-type="currency">
            <text:p>£52.56</text:p>
          </table:table-cell>
          <table:table-cell table:style-name="ce1"/>
        </table:table-row>
        <table:table-row table:style-name="ro1">
          <table:table-cell office:value-type="string" calcext:value-type="string">
            <text:p>Sold</text:p>
          </table:table-cell>
          <table:table-cell table:style-name="ce5" office:value-type="float" office:value="270930" calcext:value-type="float">
            <text:p>270,930</text:p>
          </table:table-cell>
          <table:table-cell table:style-name="ce1" office:value-type="currency" office:currency="GBP" office:value="7114440" calcext:value-type="currency">
            <text:p>£7,114,440.00</text:p>
          </table:table-cell>
          <table:table-cell table:style-name="ce1" table:formula="of:=[.C26]/[.B26]" office:value-type="currency" office:currency="GBP" office:value="26.2593289779648" calcext:value-type="currency">
            <text:p>£26.26</text:p>
          </table:table-cell>
          <table:table-cell table:style-name="ce10" office:value-type="float" office:value="75200" calcext:value-type="float">
            <text:p>75,200</text:p>
          </table:table-cell>
          <table:table-cell table:style-name="ce1" office:value-type="currency" office:currency="GBP" office:value="3952220" calcext:value-type="currency">
            <text:p>£3,952,220.00</text:p>
          </table:table-cell>
          <table:table-cell table:style-name="ce1" table:formula="of:=[.F26]/[.E26]" office:value-type="currency" office:currency="GBP" office:value="52.5561170212766" calcext:value-type="currency">
            <text:p>£52.56</text:p>
          </table:table-cell>
          <table:table-cell table:style-name="ce1"/>
        </table:table-row>
        <table:table-row table:style-name="ro1">
          <table:table-cell office:value-type="string" calcext:value-type="string">
            <text:p>C/Forward</text:p>
          </table:table-cell>
          <table:table-cell table:style-name="ce5" table:formula="of:=[.B25]-[.B26]" office:value-type="float" office:value="45070" calcext:value-type="float">
            <text:p>45,070</text:p>
          </table:table-cell>
          <table:table-cell table:style-name="ce1" table:formula="of:=[.C25]-[.C26]" office:value-type="currency" office:currency="GBP" office:value="1183510" calcext:value-type="currency">
            <text:p>£1,183,510.00</text:p>
          </table:table-cell>
          <table:table-cell table:style-name="ce1"/>
          <table:table-cell table:style-name="ce11" table:formula="of:=[.E25]-[.E26]" office:value-type="float" office:value="80100" calcext:value-type="float">
            <text:p>80100</text:p>
          </table:table-cell>
          <table:table-cell table:style-name="ce1" table:formula="of:=[.F25]-[.F26]" office:value-type="currency" office:currency="GBP" office:value="4209750" calcext:value-type="currency">
            <text:p>£4,209,750.00</text:p>
          </table:table-cell>
          <table:table-cell table:style-name="ce1"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</table:table>
      <table:table table:name="Profit" table:style-name="ta1">
        <table:table-column table:style-name="co10" table:default-cell-style-name="Default"/>
        <table:table-column table:style-name="co8" table:default-cell-style-name="ce1"/>
        <table:table-column table:style-name="co5" table:number-columns-repeated="6" table:default-cell-style-name="Default"/>
        <table:table-row table:style-name="ro1">
          <table:table-cell/>
          <table:table-cell table:style-name="Default" office:value-type="string" calcext:value-type="string">
            <text:p>Week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rofit and loss</text:p>
          </table:table-cell>
          <table:table-cell table:style-name="Default" office:value-type="string" calcext:value-type="string">
            <text:p>Previo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otal Sales Revenue</text:p>
          </table:table-cell>
          <table:table-cell office:value-type="currency" office:currency="GBP" office:value="19633320" calcext:value-type="currency">
            <text:p>£19,633,32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duct Expenditure: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Cost of Goods Sold</text:p>
          </table:table-cell>
          <table:table-cell office:value-type="currency" office:currency="GBP" office:value="11066660" calcext:value-type="currency">
            <text:p>£11,066,66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duction Fixed Costs</text:p>
          </table:table-cell>
          <table:table-cell office:value-type="currency" office:currency="GBP" office:value="3300000" calcext:value-type="currency">
            <text:p>£3,300,0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nt Depreciation</text:p>
          </table:table-cell>
          <table:table-cell office:value-type="currency" office:currency="GBP" office:value="357500" calcext:value-type="currency">
            <text:p>£357,5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ehousing</text:p>
          </table:table-cell>
          <table:table-cell office:value-type="currency" office:currency="GBP" office:value="368600" calcext:value-type="currency">
            <text:p>£368,6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riage and Packing</text:p>
          </table:table-cell>
          <table:table-cell office:value-type="currency" office:currency="GBP" office:value="692260" calcext:value-type="currency">
            <text:p>£692,26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st Reduction</text:p>
          </table:table-cell>
          <table:table-cell office:value-type="currency" office:currency="GBP" office:value="0" calcext:value-type="currency">
            <text:p>£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duct Development</text:p>
          </table:table-cell>
          <table:table-cell office:value-type="currency" office:currency="GBP" office:value="400000" calcext:value-type="currency">
            <text:p>£400,0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currency" office:currency="GBP" office:value="680000" calcext:value-type="currency">
            <text:p>£680,0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ket Consultancy &amp;</text:p>
          </table:table-cell>
          <table:table-cell office:value-type="currency" office:currency="GBP" office:value="0" calcext:value-type="currency">
            <text:p>£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earch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Loan Interest</text:p>
          </table:table-cell>
          <table:table-cell office:value-type="currency" office:currency="GBP" office:value="960000" calcext:value-type="currency">
            <text:p>£960,0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currency" office:currency="GBP" office:value="700000" calcext:value-type="currency">
            <text:p>£700,0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d Debts Written Off</text:p>
          </table:table-cell>
          <table:table-cell office:value-type="currency" office:currency="GBP" office:value="245410" calcext:value-type="currency">
            <text:p>£245,41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office:value-type="currency" office:currency="GBP" office:value="18770430" calcext:value-type="currency">
            <text:p>£18,770,430.00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rofit before Tax</text:p>
          </table:table-cell>
          <table:table-cell office:value-type="currency" office:currency="GBP" office:value="862890" calcext:value-type="currency">
            <text:p>£862,89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ision for Tax</text:p>
          </table:table-cell>
          <table:table-cell office:value-type="currency" office:currency="GBP" office:value="181200" calcext:value-type="currency">
            <text:p>£181,2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fit for Period</text:p>
          </table:table-cell>
          <table:table-cell office:value-type="currency" office:currency="GBP" office:value="681690" calcext:value-type="currency">
            <text:p>£681,690.00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Balance Sheet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hare Capital</text:p>
          </table:table-cell>
          <table:table-cell office:value-type="currency" office:currency="GBP" office:value="15000000" calcext:value-type="currency">
            <text:p>£15,000,0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ans</text:p>
          </table:table-cell>
          <table:table-cell office:value-type="currency" office:currency="GBP" office:value="12000000" calcext:value-type="currency">
            <text:p>£12,000,0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fit &amp; Loss A/C</text:p>
          </table:table-cell>
          <table:table-cell office:value-type="currency" office:currency="GBP" office:value="5681690" calcext:value-type="currency">
            <text:p>£5,681,69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Capital Employed </text:p>
          </table:table-cell>
          <table:table-cell office:value-type="currency" office:currency="GBP" office:value="32681690" calcext:value-type="currency">
            <text:p>£32,681,690.00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epresented by:-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lant at Net Book Value</text:p>
          </table:table-cell>
          <table:table-cell office:value-type="currency" office:currency="GBP" office:value="2535000" calcext:value-type="currency">
            <text:p>£2,535,0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ck - Materials</text:p>
          </table:table-cell>
          <table:table-cell office:value-type="currency" office:currency="GBP" office:value="1365500" calcext:value-type="currency">
            <text:p>£1,365,5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ck - Finished Goods</text:p>
          </table:table-cell>
          <table:table-cell office:value-type="currency" office:currency="GBP" office:value="5393260" calcext:value-type="currency">
            <text:p>£5,393,26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btors</text:p>
          </table:table-cell>
          <table:table-cell office:value-type="currency" office:currency="GBP" office:value="4662920" calcext:value-type="currency">
            <text:p>£4,662,92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h</text:p>
          </table:table-cell>
          <table:table-cell office:value-type="currency" office:currency="GBP" office:value="20306210" calcext:value-type="currency">
            <text:p>£20,306,21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Assets </text:p>
          </table:table-cell>
          <table:table-cell office:value-type="currency" office:currency="GBP" office:value="34262888" calcext:value-type="currency">
            <text:p>£34,262,888.00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Deduct:-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Creditors</text:p>
          </table:table-cell>
          <table:table-cell office:value-type="currency" office:currency="GBP" office:value="1400000" calcext:value-type="currency">
            <text:p>£1,400,0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ation Reserve</text:p>
          </table:table-cell>
          <table:table-cell office:value-type="currency" office:currency="GBP" office:value="181200" calcext:value-type="currency">
            <text:p>£181,2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Current Liabilities </text:p>
          </table:table-cell>
          <table:table-cell office:value-type="currency" office:currency="GBP" office:value="1581200" calcext:value-type="currency">
            <text:p>£1,581,200.00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et Assets</text:p>
          </table:table-cell>
          <table:table-cell office:value-type="currency" office:currency="GBP" office:value="32681690" calcext:value-type="currency">
            <text:p>£32,681,690.00</text:p>
          </table:table-cell>
          <table:table-cell table:number-columns-repeated="6"/>
        </table:table-row>
      </table:table>
      <table:table table:name="Competative Info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number-columns-repeated="3" table:default-cell-style-name="Default"/>
        <table:table-row table:style-name="ro1">
          <table:table-cell office:value-type="string" calcext:value-type="string">
            <text:p>Market Selling Pric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AN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duct Alpha (Wholesale)</text:p>
          </table:table-cell>
          <table:table-cell table:number-columns-repeated="8" table:style-name="ce1" office:value-type="currency" office:currency="GBP" office:value="52" calcext:value-type="currency">
            <text:p>£52.00</text:p>
          </table:table-cell>
        </table:table-row>
        <table:table-row table:style-name="ro1">
          <table:table-cell office:value-type="string" calcext:value-type="string">
            <text:p>Product Alpha (Industrial)</text:p>
          </table:table-cell>
          <table:table-cell table:number-columns-repeated="8" table:style-name="ce1" office:value-type="currency" office:currency="GBP" office:value="46" calcext:value-type="currency">
            <text:p>£46.00</text:p>
          </table:table-cell>
        </table:table-row>
        <table:table-row table:style-name="ro1">
          <table:table-cell office:value-type="string" calcext:value-type="string">
            <text:p>Product Alpha (Contract)</text:p>
          </table:table-cell>
          <table:table-cell table:number-columns-repeated="8" table:style-name="ce1" office:value-type="currency" office:currency="GBP" office:value="0" calcext:value-type="currency">
            <text:p>£0.00</text:p>
          </table:table-cell>
        </table:table-row>
        <table:table-row table:style-name="ro1">
          <table:table-cell office:value-type="string" calcext:value-type="string">
            <text:p>Product Delta (Industrial)</text:p>
          </table:table-cell>
          <table:table-cell table:number-columns-repeated="8" table:style-name="ce1" office:value-type="currency" office:currency="GBP" office:value="78" calcext:value-type="currency">
            <text:p>£78.00</text:p>
          </table:table-cell>
        </table:table-row>
        <table:table-row table:style-name="ro1">
          <table:table-cell office:value-type="string" calcext:value-type="string">
            <text:p>Product Delta (Contract)</text:p>
          </table:table-cell>
          <table:table-cell table:number-columns-repeated="8" table:style-name="ce1" office:value-type="currency" office:currency="GBP" office:value="0" calcext:value-type="currency">
            <text:p>£0.0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Market Statistical Dat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AN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rket Costs/Unit Alpha</text:p>
          </table:table-cell>
          <table:table-cell table:number-columns-repeated="8" table:style-name="ce1" office:value-type="currency" office:currency="GBP" office:value="1.4" calcext:value-type="currency">
            <text:p>£1.40</text:p>
          </table:table-cell>
        </table:table-row>
        <table:table-row table:style-name="ro1">
          <table:table-cell office:value-type="string" calcext:value-type="string">
            <text:p>Market Costs/Unit Delta</text:p>
          </table:table-cell>
          <table:table-cell table:number-columns-repeated="8" table:style-name="ce1" office:value-type="currency" office:currency="GBP" office:value="3.99" calcext:value-type="currency">
            <text:p>£3.99</text:p>
          </table:table-cell>
        </table:table-row>
        <table:table-row table:style-name="ro1">
          <table:table-cell office:value-type="string" calcext:value-type="string">
            <text:p>Orders Filled AW</text:p>
          </table:table-cell>
          <table:table-cell table:number-columns-repeated="8" office:value-type="float" office:value="217490" calcext:value-type="float">
            <text:p>217490</text:p>
          </table:table-cell>
        </table:table-row>
        <table:table-row table:style-name="ro1">
          <table:table-cell office:value-type="string" calcext:value-type="string">
            <text:p>Orders Filled AI</text:p>
          </table:table-cell>
          <table:table-cell table:number-columns-repeated="8" office:value-type="float" office:value="53440" calcext:value-type="float">
            <text:p>53440</text:p>
          </table:table-cell>
        </table:table-row>
        <table:table-row table:style-name="ro1">
          <table:table-cell office:value-type="string" calcext:value-type="string">
            <text:p>Orders Filled DI</text:p>
          </table:table-cell>
          <table:table-cell table:number-columns-repeated="8" office:value-type="float" office:value="75200" calcext:value-type="float">
            <text:p>75200</text:p>
          </table:table-cell>
        </table:table-row>
        <table:table-row table:style-name="ro1">
          <table:table-cell office:value-type="string" calcext:value-type="string">
            <text:p>Product Image this Period A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uct Image this Period D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 Devt % Next Period A</text:p>
          </table:table-cell>
          <table:table-cell table:number-columns-repeated="8" table:style-name="ce2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 Devt % Next Period D</text:p>
          </table:table-cell>
          <table:table-cell table:number-columns-repeated="8" table:style-name="ce2" office:value-type="percentage" office:value="0.05" calcext:value-type="percentage">
            <text:p>5.00%</text:p>
          </table:table-cell>
        </table:table-row>
        <table:table-row table:style-name="ro1">
          <table:table-cell office:value-type="string" calcext:value-type="string">
            <text:p>Production Capacity</text:p>
          </table:table-cell>
          <table:table-cell table:number-columns-repeated="8" office:value-type="float" office:value="550000" calcext:value-type="float">
            <text:p>55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MPANY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hare Capital</text:p>
          </table:table-cell>
          <table:table-cell table:number-columns-repeated="8" table:style-name="ce1" office:value-type="currency" office:currency="GBP" office:value="15000000" calcext:value-type="currency">
            <text:p>£15,000,000.00</text:p>
          </table:table-cell>
        </table:table-row>
        <table:table-row table:style-name="ro1">
          <table:table-cell office:value-type="string" calcext:value-type="string">
            <text:p>Loans</text:p>
          </table:table-cell>
          <table:table-cell table:number-columns-repeated="8" table:style-name="ce1" office:value-type="currency" office:currency="GBP" office:value="12000000" calcext:value-type="currency">
            <text:p>£12,000,000.00</text:p>
          </table:table-cell>
        </table:table-row>
        <table:table-row table:style-name="ro1">
          <table:table-cell office:value-type="string" calcext:value-type="string">
            <text:p>Profit &amp; Loss A/C</text:p>
          </table:table-cell>
          <table:table-cell table:number-columns-repeated="8" table:style-name="ce1" office:value-type="currency" office:currency="GBP" office:value="5681690" calcext:value-type="currency">
            <text:p>£5,681,690.00</text:p>
          </table:table-cell>
        </table:table-row>
        <table:table-row table:style-name="ro1">
          <table:table-cell office:value-type="string" calcext:value-type="string">
            <text:p>Total Capital Employed </text:p>
          </table:table-cell>
          <table:table-cell table:number-columns-repeated="8" table:style-name="ce1" office:value-type="currency" office:currency="GBP" office:value="32681690" calcext:value-type="currency">
            <text:p>£32,681,690.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presented by: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lant at Net Book Value</text:p>
          </table:table-cell>
          <table:table-cell table:number-columns-repeated="8" table:style-name="ce1" office:value-type="currency" office:currency="GBP" office:value="2535000" calcext:value-type="currency">
            <text:p>£2,535,000.00</text:p>
          </table:table-cell>
        </table:table-row>
        <table:table-row table:style-name="ro1">
          <table:table-cell office:value-type="string" calcext:value-type="string">
            <text:p>Stock - Materials</text:p>
          </table:table-cell>
          <table:table-cell table:number-columns-repeated="8" table:style-name="ce1" office:value-type="currency" office:currency="GBP" office:value="1365500" calcext:value-type="currency">
            <text:p>£1,365,500.00</text:p>
          </table:table-cell>
        </table:table-row>
        <table:table-row table:style-name="ro1">
          <table:table-cell office:value-type="string" calcext:value-type="string">
            <text:p>Stock - Finished Goods</text:p>
          </table:table-cell>
          <table:table-cell table:number-columns-repeated="8" table:style-name="ce1" office:value-type="currency" office:currency="GBP" office:value="5393260" calcext:value-type="currency">
            <text:p>£5,393,260.00</text:p>
          </table:table-cell>
        </table:table-row>
        <table:table-row table:style-name="ro1">
          <table:table-cell office:value-type="string" calcext:value-type="string">
            <text:p>Debtors</text:p>
          </table:table-cell>
          <table:table-cell table:number-columns-repeated="8" table:style-name="ce1" office:value-type="currency" office:currency="GBP" office:value="4662920" calcext:value-type="currency">
            <text:p>£4,662,920.00</text:p>
          </table:table-cell>
        </table:table-row>
        <table:table-row table:style-name="ro1">
          <table:table-cell office:value-type="string" calcext:value-type="string">
            <text:p>Cash</text:p>
          </table:table-cell>
          <table:table-cell table:number-columns-repeated="8" table:style-name="ce1" office:value-type="currency" office:currency="GBP" office:value="20306210" calcext:value-type="currency">
            <text:p>£20,306,210.00</text:p>
          </table:table-cell>
        </table:table-row>
        <table:table-row table:style-name="ro1">
          <table:table-cell office:value-type="string" calcext:value-type="string">
            <text:p>Total Assets </text:p>
          </table:table-cell>
          <table:table-cell table:number-columns-repeated="8" table:style-name="ce1" office:value-type="currency" office:currency="GBP" office:value="34262890" calcext:value-type="currency">
            <text:p>£34,262,890.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educt: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editors</text:p>
          </table:table-cell>
          <table:table-cell table:number-columns-repeated="8" table:style-name="ce1" office:value-type="currency" office:currency="GBP" office:value="1400000" calcext:value-type="currency">
            <text:p>£1,400,000.00</text:p>
          </table:table-cell>
        </table:table-row>
        <table:table-row table:style-name="ro1">
          <table:table-cell office:value-type="string" calcext:value-type="string">
            <text:p>Taxation Reserve</text:p>
          </table:table-cell>
          <table:table-cell table:number-columns-repeated="8" table:style-name="ce1" office:value-type="currency" office:currency="GBP" office:value="181200" calcext:value-type="currency">
            <text:p>£181,200.00</text:p>
          </table:table-cell>
        </table:table-row>
        <table:table-row table:style-name="ro1">
          <table:table-cell office:value-type="string" calcext:value-type="string">
            <text:p>Total Current Liabilities </text:p>
          </table:table-cell>
          <table:table-cell table:number-columns-repeated="8" table:style-name="ce1" office:value-type="currency" office:currency="GBP" office:value="1581200" calcext:value-type="currency">
            <text:p>£1,581,200.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et Assets</text:p>
          </table:table-cell>
          <table:table-cell table:number-columns-repeated="8" table:style-name="ce1" office:value-type="currency" office:currency="GBP" office:value="32681690" calcext:value-type="currency">
            <text:p>£32,681,690.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/>
          <table:table-cell table:number-columns-repeated="8"/>
        </table:table-row>
      </table:table>
      <table:table table:name="Decision" table:style-name="ta1">
        <office:forms form:automatic-focus="false" form:apply-design-mode="false"/>
        <table:table-column table:style-name="co17" table:default-cell-style-name="ce12"/>
        <table:table-column table:style-name="co18" table:default-cell-style-name="ce5"/>
        <table:table-column table:style-name="co19" table:default-cell-style-name="ce1"/>
        <table:table-column table:style-name="co5" table:number-columns-repeated="4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Units</text:p>
          </table:table-cell>
          <table:table-cell table:style-name="Default" office:value-type="string" calcext:value-type="string">
            <text:p>Money</text:p>
          </table:table-cell>
          <table:table-cell office:value-type="string" calcext:value-type="string">
            <text:p>Tota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 Product AW</text:p>
          </table:table-cell>
          <table:table-cell/>
          <table:table-cell office:value-type="currency" office:currency="GBP" office:value="52" calcext:value-type="currency">
            <text:p>£52.00</text:p>
          </table:table-cell>
          <table:table-cell table:number-columns-repeated="2"/>
          <table:table-cell office:value-type="string" calcext:value-type="string">
            <text:p>Warehouseing</text:p>
          </table:table-cell>
          <table:table-cell office:value-type="string" calcext:value-type="string">
            <text:p>Packaging</text:p>
          </table:table-cell>
        </table:table-row>
        <table:table-row table:style-name="ro1">
          <table:table-cell office:value-type="string" calcext:value-type="string">
            <text:p>C2 Product AI</text:p>
          </table:table-cell>
          <table:table-cell/>
          <table:table-cell office:value-type="currency" office:currency="GBP" office:value="46" calcext:value-type="currency">
            <text:p>£46.00</text:p>
          </table:table-cell>
          <table:table-cell table:number-columns-repeated="2"/>
          <table:table-cell table:formula="of:=2*(1630+451+801)" office:value-type="float" office:value="5764" calcext:value-type="float">
            <text:p>5764</text:p>
          </table:table-cell>
          <table:table-cell table:formula="of:=2*(70000+60000+250000)" office:value-type="float" office:value="760000" calcext:value-type="float">
            <text:p>760000</text:p>
          </table:table-cell>
        </table:table-row>
        <table:table-row table:style-name="ro1">
          <table:table-cell office:value-type="string" calcext:value-type="string">
            <text:p>C3 Product AC (Contract)</text:p>
          </table:table-cell>
          <table:table-cell/>
          <table:table-cell office:value-type="currency" office:currency="GBP" office:value="0" calcext:value-type="currency">
            <text:p>£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4 Product DI</text:p>
          </table:table-cell>
          <table:table-cell/>
          <table:table-cell table:style-name="ce4" office:value-type="currency" office:currency="GBP" office:value="78" calcext:value-type="currency">
            <text:p>£78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5 Product DC (Contract)</text:p>
          </table:table-cell>
          <table:table-cell/>
          <table:table-cell office:value-type="currency" office:currency="GBP" office:value="70" calcext:value-type="currency">
            <text:p>£70.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1 Production of Product Alpha</text:p>
          </table:table-cell>
          <table:table-cell office:value-type="float" office:value="325000" calcext:value-type="float">
            <text:p>325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 Production of Product Delta</text:p>
          </table:table-cell>
          <table:table-cell office:value-type="float" office:value="100000" calcext:value-type="float">
            <text:p>10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 Purchase of Materials Units</text:p>
          </table:table-cell>
          <table:table-cell table:formula="of:=450000" office:value-type="float" office:value="450000" calcext:value-type="float">
            <text:p>450,00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F1 Line D1 x Unit Labour Cost for Product Alpha</text:p>
          </table:table-cell>
          <table:table-cell/>
          <table:table-cell table:formula="of:=[.B8]*17.87" office:value-type="currency" office:currency="GBP" office:value="5807750" calcext:value-type="currency">
            <text:p>£5,807,750.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2 Line D2 x Unit Labour Cost for Product Delta</text:p>
          </table:table-cell>
          <table:table-cell/>
          <table:table-cell table:formula="of:=[.B9]*2*17.87" office:value-type="currency" office:currency="GBP" office:value="3574000" calcext:value-type="currency">
            <text:p>£3,574,000.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 Line E x Materials Buying Price Per Unit</text:p>
          </table:table-cell>
          <table:table-cell/>
          <table:table-cell table:formula="of:=[.B10]*8.35" office:value-type="currency" office:currency="GBP" office:value="3757500" calcext:value-type="currency">
            <text:p>£3,757,500.00</text:p>
          </table:table-cell>
          <table:table-cell table:style-name="ce5" table:formula="of:=SUM([.C12:.C14])" office:value-type="float" office:value="13139250" calcext:value-type="float">
            <text:p>13,139,25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1 Marketing - Product AW</text:p>
          </table:table-cell>
          <table:table-cell table:style-name="Default"/>
          <table:table-cell office:value-type="currency" office:currency="GBP" office:value="200000" calcext:value-type="currency">
            <text:p>£200,0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2 Marketing - Product AI</text:p>
          </table:table-cell>
          <table:table-cell table:style-name="Default"/>
          <table:table-cell office:value-type="currency" office:currency="GBP" office:value="180000" calcext:value-type="currency">
            <text:p>£180,0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3 Marketing - Product DI</text:p>
          </table:table-cell>
          <table:table-cell table:style-name="Default"/>
          <table:table-cell office:value-type="currency" office:currency="GBP" office:value="300000" calcext:value-type="currency">
            <text:p>£300,000.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I1 Product Development - Product Alpha</text:p>
          </table:table-cell>
          <table:table-cell table:style-name="Default"/>
          <table:table-cell office:value-type="currency" office:currency="GBP" office:value="100000" calcext:value-type="currency">
            <text:p>£100,000.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2 Product Development - Product Delta</text:p>
          </table:table-cell>
          <table:table-cell table:style-name="Default"/>
          <table:table-cell office:value-type="currency" office:currency="GBP" office:value="300000" calcext:value-type="currency">
            <text:p>£300,000.00</text:p>
          </table:table-cell>
          <table:table-cell table:style-name="ce5" table:formula="of:=[.C16]+[.C17]+[.C18]+[.C20]+[.C21]" office:value-type="float" office:value="1080000" calcext:value-type="float">
            <text:p>1,080,00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 Cost Reduction</text:p>
          </table:table-cell>
          <table:table-cell/>
          <table:table-cell office:value-type="currency" office:currency="GBP" office:value="10000" calcext:value-type="currency">
            <text:p>£10,000.00</text:p>
          </table:table-cell>
          <table:table-cell/>
          <table:table-cell office:value-type="string" calcext:value-type="string">
            <text:p>Multiples of 5,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 Consultancy Fee – Marketing</text:p>
          </table:table-cell>
          <table:table-cell/>
          <table:table-cell office:value-type="currency" office:currency="GBP" office:value="50000" calcext:value-type="currency">
            <text:p>£50,0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2 Purchase Competitor info</text:p>
          </table:table-cell>
          <table:table-cell table:content-validation-name="val1" office:value-type="string" calcext:value-type="string">
            <text:p>Market Price Sales, Balance Sheet, Market Research (*7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Plant</text:p>
          </table:table-cell>
          <table:table-cell table:content-validation-name="val2" office:value-type="string" calcext:value-type="string">
            <text:p>Neither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 Sub-total of costs (lines F1 to L)</text:p>
          </table:table-cell>
          <table:table-cell/>
          <table:table-cell table:formula="of:=SUM([.C12:.C26])" office:value-type="currency" office:currency="GBP" office:value="14279250" calcext:value-type="currency">
            <text:p>£14,279,250.00</text:p>
          </table:table-cell>
          <table:table-cell/>
          <table:table-cell office:value-type="string" calcext:value-type="string">
            <text:p>Unit co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1 Competitor Info cost (Line K2 x unit cost)</text:p>
          </table:table-cell>
          <table:table-cell/>
          <table:table-cell office:value-type="currency" office:currency="GBP" office:value="70000" calcext:value-type="currency">
            <text:p>£70,000.00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Production Fixed Costs</text:p>
          </table:table-cell>
          <table:table-cell table:style-name="Default"/>
          <table:table-cell office:value-type="currency" office:currency="GBP" office:value="3300000" calcext:value-type="currency">
            <text:p>£3,300,0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 Creditors</text:p>
          </table:table-cell>
          <table:table-cell/>
          <table:table-cell office:value-type="currency" office:currency="GBP" office:value="1400000" calcext:value-type="currency">
            <text:p>£1,400,000.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 Tax Payable (at end of financial year)</text:p>
          </table:table-cell>
          <table:table-cell/>
          <table:table-cell office:value-type="currency" office:currency="GBP" office:value="0" calcext:value-type="currency">
            <text:p>£0.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 Total Cash Allocations (line M to P)</text:p>
          </table:table-cell>
          <table:table-cell/>
          <table:table-cell table:formula="of:=SUM([.C28:.C32])" office:value-type="currency" office:currency="GBP" office:value="19049250" calcext:value-type="currency">
            <text:p>£19,049,250.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 ‘Cash’ at end of Last Period (to the nearest £1,000)</text:p>
          </table:table-cell>
          <table:table-cell/>
          <table:table-cell office:value-type="currency" office:currency="GBP" office:value="20306000" calcext:value-type="currency">
            <text:p>£20,306,0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&amp;T </text:p>
          </table:table-cell>
          <table:table-cell table:content-validation-name="val3" office:value-type="string" calcext:value-type="string">
            <text:p>Repay</text:p>
          </table:table-cell>
          <table:table-cell office:value-type="currency" office:currency="GBP" office:value="500000" calcext:value-type="currency">
            <text:p>£500,000.00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Total Spent</text:p>
          </table:table-cell>
          <table:table-cell table:formula="of:=[.C33]+[.C35]" office:value-type="currency" office:currency="GBP" office:value="19549250" calcext:value-type="currency">
            <text:p>£19,549,250.00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Total Left over</text:p>
          </table:table-cell>
          <table:table-cell table:formula="of:=[.C34]-[.C38]" office:value-type="currency" office:currency="GBP" office:value="756750" calcext:value-type="currency">
            <text:p>£756,750.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/00/0000</text:date>, <text:time style:data-style-name="N2" text:time-value="09:58:59.7755308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21:20:52.682144300</meta:creation-date>
    <dc:date>2016-10-31T20:57:03.074457744</dc:date>
    <meta:editing-duration>PT10M38S</meta:editing-duration>
    <meta:editing-cycles>3</meta:editing-cycles>
    <meta:generator>LibreOffice/5.0.6.2$Linux_X86_64 LibreOffice_project/00m0$Build-2</meta:generator>
    <meta:document-statistic meta:table-count="5" meta:cell-count="594" meta:object-count="0"/>
  </office:meta>
</office:document-meta>
</file>